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Serializer.Enum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Serializer.write( JSONSerializer serializer , Object object , Object fieldName , Type fieldType , int featur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numSerializer.EnumSerializer( Member 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